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.0626in" fo:text-indent="-0.25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4" style:family="paragraph" style:parent-style-name="Standard">
      <style:paragraph-properties fo:margin-left="0in" fo:margin-right="0.0626in" fo:text-indent="0in" style:auto-text-indent="false"/>
    </style:style>
    <style:style style:name="P15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6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17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run -it --name=cont1 ubuntu /bin/bash</text:span></text:p>
          </table:table-cell>
        </table:table-row>
      </table:table>
      <text:list xml:id="list2827416478" text:style-name="WWNum2">
        <text:list-item>
          <text:p text:style-name="P9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run -d -p 1200:80 nginx</text:span></text:p>
          </table:table-cell>
        </table:table-row>
      </table:table>
      <text:list xml:id="list114354179663519" text:continue-numbering="true" text:style-name="WWNum2">
        <text:list-item>
          <text:p text:style-name="P9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run <text:s/>-it -e MENSAJE=HOLA ubuntu:14.04 bash</text:span></text:p>
          </table:table-cell>
        </table:table-row>
      </table:table>
      <text:list xml:id="list114355405678146" text:continue-numbering="true" text:style-name="WWNum2">
        <text:list-item>
          <text:p text:style-name="P9"><text:span text:style-name="T13">Crea un contenedor con la imagen “ubuntu”, versión “14.04” y establece la variable de entorno “MENSAJE”.</text:span></text:p>
        </text:list-item>
      </text:list>
      <text:p text:style-name="P13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17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ps</text:span></text:p>
          </table:table-cell>
        </table:table-row>
      </table:table>
      <text:list xml:id="list114355600174852" text:continue-numbering="true" text:style-name="WWNum2">
        <text:list-item>
          <text:p text:style-name="P9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ps -a</text:span></text:p>
          </table:table-cell>
        </table:table-row>
      </table:table>
      <text:list xml:id="list114355092730570" text:continue-numbering="true" text:style-name="WWNum2">
        <text:list-item>
          <text:p text:style-name="P9"><text:span text:style-name="T13">Muestra información de todos los contenedores, tanto parados como en ejecución.</text:span></text:p>
        </text:list-item>
      </text:list>
      <text:p text:style-name="P13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2"><draw:rect text:anchor-type="as-char" style:rel-width="100%" draw:z-index="5" draw:style-name="gr1" draw:text-style-name="P17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start micontenedor</text:span></text:p>
          </table:table-cell>
        </table:table-row>
      </table:table>
      <text:list xml:id="list114354519891679" text:continue-numbering="true" text:style-name="WWNum2">
        <text:list-item>
          <text:p text:style-name="P9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start -ai micontenedor</text:span></text:p>
          </table:table-cell>
        </table:table-row>
      </table:table>
      <text:list xml:id="list114354036788869" text:continue-numbering="true" text:style-name="WWNum2">
        <text:list-item>
          <text:p text:style-name="P9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3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2"><draw:rect text:anchor-type="as-char" style:rel-width="100%" draw:z-index="6" draw:style-name="gr1" draw:text-style-name="P17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exec -it -e FICHERO=prueba cont bash</text:span></text:p>
          </table:table-cell>
        </table:table-row>
      </table:table>
      <text:list xml:id="list114354731178425" text:continue-numbering="true" text:style-name="WWNum2">
        <text:list-item>
          <text:p text:style-name="P9"><text:span text:style-name="T13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exec -d cont touch /tmp/prueba</text:span></text:p>
          </table:table-cell>
        </table:table-row>
      </table:table>
      <text:list xml:id="list114354899206855" text:continue-numbering="true" text:style-name="WWNum2">
        <text:list-item>
          <text:p text:style-name="P9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5"/>
      <text:p text:style-name="P15"/>
      <text:p text:style-name="P13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2"><draw:rect text:anchor-type="as-char" style:rel-width="100%" draw:z-index="7" draw:style-name="gr1" draw:text-style-name="P17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attach idcontainer</text:span></text:p>
          </table:table-cell>
        </table:table-row>
      </table:table>
      <text:list xml:id="list114354279240792" text:continue-numbering="true" text:style-name="WWNum2">
        <text:list-item>
          <text:p text:style-name="P9"><text:span text:style-name="T13">Enlaza nuestra terminal la entrada/salida de nuestra al proceso en segundo plano del contenedor “idcontainer”.</text:span></text:p>
        </text:list-item>
      </text:list>
      <text:p text:style-name="P13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2"><draw:rect text:anchor-type="as-char" style:rel-width="100%" draw:z-index="8" draw:style-name="gr1" draw:text-style-name="P17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logs -n 10 idcontainer</text:span></text:p>
          </table:table-cell>
        </table:table-row>
      </table:table>
      <text:list xml:id="list114354790039004" text:continue-numbering="true" text:style-name="WWNum2">
        <text:list-item>
          <text:p text:style-name="P9"><text:span text:style-name="T13">Muestra las 10 últimas líneas de la salida estandar producida por el proceso en ejecución en el contendor.</text:span></text:p>
        </text:list-item>
      </text:list>
      <text:p text:style-name="P13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2"><draw:rect text:anchor-type="as-char" style:rel-width="100%" draw:z-index="9" draw:style-name="gr1" draw:text-style-name="P17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9">docker cp idcontainer:/tmp/prueba ./</text:span></text:p>
          </table:table-cell>
        </table:table-row>
      </table:table>
      <text:list xml:id="list114355022106327" text:continue-numbering="true" text:style-name="WWNum2">
        <text:list-item>
          <text:p text:style-name="P9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9">docker cp ./miFichero idcontainer:/tmp</text:span></text:p>
          </table:table-cell>
        </table:table-row>
      </table:table>
      <text:list xml:id="list114353863475868" text:continue-numbering="true" text:style-name="WWNum2">
        <text:list-item>
          <text:p text:style-name="P9"><text:span text:style-name="T13">Copia el fichero “miFichero” del directorio actual del anfitrión <text:s/>a la carpeta “/tmp” del contenedor.</text:span></text:p>
        </text:list-item>
      </text:list>
      <text:p text:style-name="P13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2"><draw:rect text:anchor-type="as-char" style:rel-width="100%" draw:z-index="10" draw:style-name="gr1" draw:text-style-name="P17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<text:span text:style-name="T9">docker images</text:span></text:p>
          </table:table-cell>
        </table:table-row>
      </table:table>
      <text:list xml:id="list415097078" text:style-name="WWNum1">
        <text:list-item>
          <text:p text:style-name="P10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"><text:span text:style-name="T9">docker search ubuntu</text:span></text:p>
          </table:table-cell>
        </table:table-row>
      </table:table>
      <text:list xml:id="list114354532663228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"><text:span text:style-name="T9">docker pull alpine</text:span></text:p>
          </table:table-cell>
        </table:table-row>
      </table:table>
      <text:list xml:id="list114354504583140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"><text:span text:style-name="T9">docker history alpine</text:span></text:p>
          </table:table-cell>
        </table:table-row>
      </table:table>
      <text:list xml:id="list114354361127080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"><text:span text:style-name="T9">docker rmi ubuntu:14.04</text:span></text:p>
          </table:table-cell>
        </table:table-row>
      </table:table>
      <text:list xml:id="list114353832253085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3"><text:span text:style-name="T9">docker rmi $(docker images -q)</text:span></text:p>
          </table:table-cell>
        </table:table-row>
      </table:table>
      <text:list xml:id="list114354985193432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3"><text:span text:style-name="T9">docker rm IDCONTENEDOR</text:span></text:p>
          </table:table-cell>
        </table:table-row>
      </table:table>
      <text:list xml:id="list114355244952334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3"><text:span text:style-name="T9">docker stop $(docker ps -a -q)</text:span></text:p>
          </table:table-cell>
        </table:table-row>
      </table:table>
      <text:list xml:id="list114354565203644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3"><text:span text:style-name="T9">docker rm $docker ps -a -q)</text:span></text:p>
          </table:table-cell>
        </table:table-row>
      </table:table>
      <text:list xml:id="list114354752848329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"><text:span text:style-name="T9">docker system prune -a</text:span></text:p>
          </table:table-cell>
        </table:table-row>
      </table:table>
      <text:list xml:id="list114355618769530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3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2"><draw:rect text:anchor-type="as-char" style:rel-width="100%" draw:z-index="11" draw:style-name="gr1" draw:text-style-name="P17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3"><text:span text:style-name="T9">docker commit -m “comentario” IDCONTENEDOR usuario/imagen:version</text:span></text:p>
          </table:table-cell>
        </table:table-row>
      </table:table>
      <text:list xml:id="list114353775884145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"><text:span text:style-name="T9">docker save -o copiaSeguridad.tar imagenA </text:span></text:p>
          </table:table-cell>
        </table:table-row>
      </table:table>
      <text:list xml:id="list114353861524378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"><text:span text:style-name="T9">docker load -i copiaSeguridad.tar </text:span></text:p>
          </table:table-cell>
        </table:table-row>
      </table:table>
      <text:list xml:id="list114355699345541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4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2"><draw:rect text:anchor-type="as-char" style:rel-width="100%" draw:z-index="12" draw:style-name="gr1" draw:text-style-name="P17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"><text:span text:style-name="T9">docker login</text:span></text:p>
          </table:table-cell>
        </table:table-row>
      </table:table>
      <text:list xml:id="list114354673336694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3"><text:span text:style-name="T9">docker push usuario/imagen:version</text:span></text:p>
          </table:table-cell>
        </table:table-row>
      </table:table>
      <text:list xml:id="list114354810399832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3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2"><draw:rect text:anchor-type="as-char" style:rel-width="100%" draw:z-index="13" draw:style-name="gr1" draw:text-style-name="P17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3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5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5">#Copiamos script para lanzar Apache 2</text:span><text:span text:style-name="T11"><text:line-break/></text:span><text:span text:style-name="T10">ADD</text:span><text:span text:style-name="T11"> ./start.sh /start.sh<text:line-break/></text:span><text:span text:style-name="T15">#Descargamos un ejemplo de &lt;?php phpinfo(); ?&gt; por enseñar como bajar algo de Internet</text:span><text:span text:style-name="T11"><text:line-break/></text:span><text:span text:style-name="T15">#Podría haber sido simplemente</text:span><text:span text:style-name="T11"><text:line-break/></text:span><text:span text:style-name="T15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5"># Si quisiéramos algo como Wordpress haríamos</text:span><text:span text:style-name="T11"><text:line-break/></text:span><text:span text:style-name="T15">#ADD http://wordpress.org/latest.tar.gz /var/www/localhost/htdocs/wordpress.tar.gz</text:span><text:span text:style-name="T11"><text:line-break/></text:span><text:span text:style-name="T15">#RUN tar xvzf /var/www/localhost/htdocs/wordpress.tar.gz &amp;&amp; rm -rf /var/www/localhost/htdocs/wordpress.tar.gz</text:span><text:span text:style-name="T11"><text:line-break/><text:line-break/></text:span><text:span text:style-name="T15"># Usamos usuario y grupo www-data. El grupo lo crea Apache, pero si quisiéramos crear grupo</text:span><text:span text:style-name="T11"><text:line-break/></text:span><text:span text:style-name="T15"># Grupo www-data RUN set -x &amp;&amp; addgroup -g 82 -S www-data</text:span><text:span text:style-name="T11"><text:line-break/></text:span><text:span text:style-name="T15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5"># Hacemos todos los ficheros de /var/www propiedad de www-data</text:span><text:span text:style-name="T11"><text:line-break/></text:span><text:span text:style-name="T15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5">#Indicamos puerto a exponer (para otros contenedores) 80</text:span><text:span text:style-name="T11"><text:line-break/></text:span><text:span text:style-name="T10">EXPOSE</text:span><text:span text:style-name="T11"> </text:span><text:span text:style-name="T16">80</text:span><text:span text:style-name="T11"><text:line-break/></text:span><text:span text:style-name="T15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114353808043269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3"><draw:frame draw:style-name="fr1" draw:name="image5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2"><draw:rect text:anchor-type="as-char" style:rel-width="100%" draw:z-index="14" draw:style-name="gr1" draw:text-style-name="P17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"><text:span text:style-name="T9">docker network create redtest</text:span></text:p>
          </table:table-cell>
        </table:table-row>
      </table:table>
      <text:list xml:id="list1058416233" text:style-name="WWNum3">
        <text:list-item>
          <text:p text:style-name="P11"><text:span text:style-name="T13">Creamos la red “redtest”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3"><text:span text:style-name="T9">docker network ls</text:span></text:p>
          </table:table-cell>
        </table:table-row>
      </table:table>
      <text:list xml:id="list114355486113944" text:continue-numbering="true" text:style-name="WWNum3">
        <text:list-item>
          <text:p text:style-name="P11"><text:span text:style-name="T13">Nos permite ver el listado de redes existente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3"><text:span text:style-name="T9">docker network rm redtest</text:span></text:p>
          </table:table-cell>
        </table:table-row>
      </table:table>
      <text:list xml:id="list114354768426331" text:continue-numbering="true" text:style-name="WWNum3">
        <text:list-item>
          <text:p text:style-name="P11"><text:span text:style-name="T13">Borramos la red “redtest”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3"><text:span text:style-name="T9">docker run -it --network redtest ubuntu /bin/bash</text:span></text:p>
          </table:table-cell>
        </table:table-row>
      </table:table>
      <text:list xml:id="list114355513888563" text:continue-numbering="true" text:style-name="WWNum3">
        <text:list-item>
          <text:p text:style-name="P11"><text:span text:style-name="T13">Conectamos el contenedor que creamos a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3"><text:span text:style-name="T9">docker network connect IDRED IDCONTENEDOR</text:span></text:p>
          </table:table-cell>
        </table:table-row>
      </table:table>
      <text:list xml:id="list114355006836780" text:continue-numbering="true" text:style-name="WWNum3">
        <text:list-item>
          <text:p text:style-name="P11"><text:span text:style-name="T13">Conectamos un contenedor a una red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3"><text:span text:style-name="T9">docker network disconnect IDRED IDCONTENEDOR</text:span></text:p>
          </table:table-cell>
        </table:table-row>
      </table:table>
      <text:list xml:id="list114354443698039" text:continue-numbering="true" text:style-name="WWNum3">
        <text:list-item>
          <text:p text:style-name="P11"><text:span text:style-name="T13">Desconectamos un contenedor de una red</text:span></text:p>
        </text:list-item>
      </text:list>
      <text:p text:style-name="P13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2"><draw:rect text:anchor-type="as-char" style:rel-width="100%" draw:z-index="15" draw:style-name="gr1" draw:text-style-name="P17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"><text:span text:style-name="T9">docker run -d <text:s/>-it <text:s/>--name appcontainer <text:s text:c="2"/>-v /home/sergi/target:/app nginx:latest</text:span></text:p>
          </table:table-cell>
        </table:table-row>
      </table:table>
      <text:list xml:id="list114353946613980" text:continue-numbering="true" text:style-name="WWNum3">
        <text:list-item>
          <text:p text:style-name="P11"><text:span text:style-name="T13">Creamos un contenedor y asignamos un volumen con “binding mount”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3"><text:span text:style-name="T9">docker run -d <text:s/>-it <text:s/>--name appcontainer <text:s text:c="2"/>-v micontenedor:/app nginx:latest</text:span></text:p>
          </table:table-cell>
        </table:table-row>
      </table:table>
      <text:list xml:id="list114354529511293" text:continue-numbering="true" text:style-name="WWNum3">
        <text:list-item>
          <text:p text:style-name="P11"><text:span text:style-name="T13">Creamos un contenedor y asignamos un volumen Docker llamado “micontenedor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<text:span text:style-name="T9">docker volume create/ls/rm mivolumen</text:span></text:p>
          </table:table-cell>
        </table:table-row>
      </table:table>
      <text:list xml:id="list114355674877131" text:continue-numbering="true" text:style-name="WWNum3">
        <text:list-item>
          <text:p text:style-name="P11"><text:span text:style-name="T13">Permite crear, listar o eliminar volúmene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"><text:span text:style-name="T9">docker run -d <text:s/>-it --tmpfs /app nginx</text:span></text:p>
          </table:table-cell>
        </table:table-row>
      </table:table>
      <text:list xml:id="list114354684567516" text:continue-numbering="true" text:style-name="WWNum3">
        <text:list-item>
          <text:p text:style-name="P11"><text:span text:style-name="T13">Permite crear un contenedor y asociar un volumen “tmpfs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14355207440544" text:continue-numbering="true" text:style-name="WWNum3">
        <text:list-item>
          <text:p text:style-name="P11"><text:span text:style-name="T13">Permite realizar una copia de seguridad de un volumen asociado a “contenedor1” y que se monta en “/datos”. Dicha copia finalmente acabará en “/home/sergi/backup” de la máquina anfitrión. </text:span></text:p>
        </text:list-item>
      </text:list>
      <text:p text:style-name="P15"><text:soft-page-break/>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0.7866in" svg:height="0.6701in" draw:z-index="18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4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(Hasta Unidad 05)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15" meta:object-count="0" meta:page-count="3" meta:paragraph-count="107" meta:word-count="931" meta:character-count="6195" meta:non-whitespace-character-count="5376"/>
    <meta:generator>LibreOfficeDev/6.0.5.2$Linux_X86_64 LibreOffice_project/</meta:generator>
  </office:meta>
</office:document-meta>
</file>